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77.59pt"/>
    </style:style>
    <style:style style:name="co3" style:family="table-column">
      <style:table-column-properties fo:break-before="auto" style:column-width="104.26pt"/>
    </style:style>
    <style:style style:name="co4" style:family="table-column">
      <style:table-column-properties fo:break-before="auto" style:column-width="112.3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24.29pt" fo:break-before="auto" style:use-optimal-row-height="true"/>
    </style:style>
    <style:style style:name="ro6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ESP32-PoE_Rev_J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,<text:span text:style-name="T1">R45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0,R11,R12,R13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24,R46,</text:span>R47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3,R20</text:span>,R21</text:p>
          </table:table-cell>
          <table:table-cell table:number-columns-repeated="102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3">R5,R6,R8,R14,R15,</text:span></text:p>
            <text:p><text:span text:style-name="T3">R31</text:span>,R35,R41</text:p>
          </table:table-cell>
          <table:table-cell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A1206</text:p>
          </table:table-cell>
          <table:table-cell table:style-name="ce11"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5.23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,R2,R18,R19,R25,</text:span></text:p>
            <text:p><text:span text:style-name="T2">R32,R36,R37,</text:span>R39,R4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0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7,</text:span>R22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2">L1,</text:span>L3,L5</text:p>
          </table:table-cell>
          <table:table-cell table:number-columns-repeated="102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4,</text:span>C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3">C8,C11,C14,C15</text:span>,</text:p>
            <text:p>C16,C18,<text:span text:style-name="T1">C28</text:span>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2">C12,</text:span>C2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</text:p>
            <text:p>6.3x11mm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3">C1,C6,C7,C9,C10</text:span>,C1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<text:span text:style-name="T2">C3,</text:span>C2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1N5819S4(SOD-123)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2">D4,D6,D7,</text:span>D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N5822/SS34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<text:span text:style-name="T2">D1,</text:span>D3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Q2,</text:span>Q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FET1,FET2,</text:span>FET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ESP32-WROVER-E</text:p>
          </table:table-cell>
          <table:table-cell table:style-name="ce12" office:value-type="string" calcext:value-type="string">
            <text:p>ESP32-WROVER</text:p>
            <text:p>(WROOM)-</text:p>
            <text:p>UNIVERSAL_</text:p>
            <text:p>MODULE</text:p>
          </table:table-cell>
          <table:table-cell table:style-name="ce12"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N74LVC1G04DBVR(SOT23-5)</text:p>
          </table:table-cell>
          <table:table-cell table:style-name="ce12" office:value-type="string" calcext:value-type="string">
            <text:p>SOT-23-5</text:p>
          </table:table-cell>
          <table:table-cell table:style-name="ce12"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PS2375PW(TSSOP-8)</text:p>
          </table:table-cell>
          <table:table-cell table:style-name="ce11" office:value-type="string" calcext:value-type="string">
            <text:p>TSSOP-8</text:p>
          </table:table-cell>
          <table:table-cell table:style-name="ce11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DW02S</text:p>
          </table:table-cell>
          <table:table-cell table:style-name="ce12" office:value-type="string" calcext:value-type="string">
            <text:p>BAT1</text:p>
          </table:table-cell>
          <table:table-cell table:style-name="ce17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RJP-003TC1</text:p>
            <text:p>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Opened</text:p>
          </table:table-cell>
          <table:table-cell table:style-name="ce11" office:value-type="string" calcext:value-type="string">
            <text:p>SJ_1_SMALLER</text:p>
          </table:table-cell>
          <table:table-cell table:style-name="ce11"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4,R4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R/R0603)</text:p>
          </table:table-cell>
          <table:table-cell table:style-name="ce11" office:value-type="string" calcext:value-type="string">
            <text:p>R0603</text:p>
          </table:table-cell>
          <table:table-cell table:style-name="ce11"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k/R0402)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0pF/100V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2">EXT1,</text:span>EXT2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2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6-1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08:13:15.574151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6-13T10:48:54.768103505</dc:date>
    <meta:editing-duration>PT4H4M39S</meta:editing-duration>
    <meta:editing-cycles>71</meta:editing-cycles>
    <meta:document-statistic meta:table-count="1" meta:cell-count="288" meta:object-count="0"/>
  </office:meta>
</office:document-meta>
</file>